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/>
    </style:style>
    <style:style style:name="ce1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2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Consola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nsolas"/>
    </style:style>
    <style:style style:name="ce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/>
    </style:style>
    <style:style style:name="ce6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8"/>
        <table:table-column table:style-name="co4" table:default-cell-style-name="ce17"/>
        <table:table-column table:style-name="co5" table:default-cell-style-name="ce10"/>
        <table:table-column table:style-name="co3" table:default-cell-style-name="ce28"/>
        <table:table-column table:style-name="co6" table:default-cell-style-name="ce38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53" office:value-type="string" calcext:value-type="string" table:number-columns-spanned="1" table:number-rows-spanned="10">
            <text:p>kernel</text:p>
          </table:table-cell>
          <table:table-cell table:style-name="ce58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53"/>
          <table:covered-table-cell table:style-name="ce58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4KB</text:p>
          </table:table-cell>
          <table:table-cell table:style-name="ce33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33" office:value-type="string" calcext:value-type="string" table:number-columns-spanned="1" table:number-rows-spanned="3">
            <text:p>Guard Page</text:p>
          </table:table-cell>
          <table:table-cell table:style-name="ce59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33"/>
          <table:table-cell table:style-name="ce18"/>
          <table:table-cell table:style-name="ce20"/>
          <table:covered-table-cell table:style-name="ce33"/>
          <table:covered-table-cell table:style-name="ce59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33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33"/>
          <table:covered-table-cell table:style-name="ce59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13">
            <text:p>128KB</text:p>
          </table:table-cell>
          <table:table-cell table:style-name="ce34" office:value-type="string" calcext:value-type="string" table:number-columns-spanned="1" table:number-rows-spanned="13">
            <text:p>Boot1, Kernel stack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34" office:value-type="string" calcext:value-type="string" table:number-columns-spanned="1" table:number-rows-spanned="23">
            <text:p>Kernel Stack</text:p>
          </table:table-cell>
          <table:table-cell table:style-name="ce15" office:value-type="string" calcext:value-type="string" table:number-columns-spanned="1" table:number-rows-spanned="23">
            <text:p>94KB</text:p>
          </table:table-cell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5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6"/>
          <table:table-cell table:style-name="ce18"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7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7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7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7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34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5" office:value-type="float" office:value="512" calcext:value-type="float">
            <text:p>512</text:p>
          </table:table-cell>
          <table:table-cell table:style-name="ce39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4KB</text:p>
          </table:table-cell>
          <table:table-cell table:style-name="ce34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9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9"/>
          <table:table-cell/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39"/>
          <table:table-cell office:value-type="string" calcext:value-type="string">
            <text:p>6C00</text:p>
          </table:table-cell>
          <table:table-cell table:style-name="ce20"/>
          <table:covered-table-cell table:style-name="ce39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1" table:number-rows-spanned="6">
            <text:p>13KB</text:p>
          </table:table-cell>
          <table:table-cell table:style-name="ce39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2KB</text:p>
          </table:table-cell>
          <table:table-cell table:style-name="ce34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34" office:value-type="string" calcext:value-type="string" table:number-columns-spanned="1" table:number-rows-spanned="2">
            <text:p>BOOT_INFO structure</text:p>
          </table:table-cell>
          <table:table-cell table:style-name="ce15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 table:number-columns-spanned="1" table:number-rows-spanned="5">
            <text:p>4KB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table:style-name="ce62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16"/>
          <table:covered-table-cell table:style-name="ce41"/>
          <table:table-cell/>
          <table:table-cell table:style-name="ce20"/>
          <table:covered-table-cell table:style-name="ce41"/>
          <table:covered-table-cell table:style-name="ce62"/>
          <table:table-cell table:number-columns-repeated="1017"/>
        </table:table-row>
        <table:table-row table:style-name="ro1">
          <table:table-cell/>
          <table:covered-table-cell table:style-name="ce16"/>
          <table:covered-table-cell table:style-name="ce41"/>
          <table:table-cell/>
          <table:table-cell table:style-name="ce20"/>
          <table:covered-table-cell table:style-name="ce41"/>
          <table:covered-table-cell table:style-name="ce62"/>
          <table:table-cell table:number-columns-repeated="1017"/>
        </table:table-row>
        <table:table-row table:style-name="ro1">
          <table:table-cell/>
          <table:covered-table-cell table:style-name="ce16"/>
          <table:covered-table-cell table:style-name="ce41"/>
          <table:table-cell/>
          <table:table-cell table:style-name="ce20"/>
          <table:covered-table-cell table:style-name="ce41"/>
          <table:covered-table-cell table:style-name="ce62"/>
          <table:table-cell table:number-columns-repeated="1017"/>
        </table:table-row>
        <table:table-row table:style-name="ro1">
          <table:table-cell/>
          <table:covered-table-cell table:style-name="ce16"/>
          <table:covered-table-cell table:style-name="ce41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41"/>
          <table:covered-table-cell table:style-name="ce62"/>
          <table:table-cell table:number-columns-repeated="1017"/>
        </table:table-row>
        <table:table-row table:style-name="ro1">
          <table:table-cell/>
          <table:table-cell table:style-name="ce22" office:value-type="string" calcext:value-type="string" table:number-columns-spanned="1" table:number-rows-spanned="4">
            <text:p>2KB</text:p>
          </table:table-cell>
          <table:table-cell table:style-name="ce42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55" office:value-type="string" calcext:value-type="string" table:number-columns-spanned="1" table:number-rows-spanned="4">
            <text:p>IDT</text:p>
          </table:table-cell>
          <table:table-cell table:style-name="ce63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1">
          <table:table-cell/>
          <table:covered-table-cell table:style-name="ce22"/>
          <table:covered-table-cell table:style-name="ce42"/>
          <table:table-cell/>
          <table:table-cell table:style-name="ce20"/>
          <table:covered-table-cell table:style-name="ce55"/>
          <table:covered-table-cell table:style-name="ce63"/>
          <table:table-cell table:number-columns-repeated="1017"/>
        </table:table-row>
        <table:table-row table:style-name="ro1">
          <table:table-cell/>
          <table:covered-table-cell table:style-name="ce22"/>
          <table:covered-table-cell table:style-name="ce42"/>
          <table:table-cell/>
          <table:table-cell table:style-name="ce20"/>
          <table:covered-table-cell table:style-name="ce55"/>
          <table:covered-table-cell table:style-name="ce63"/>
          <table:table-cell table:number-columns-repeated="1017"/>
        </table:table-row>
        <table:table-row table:style-name="ro1">
          <table:table-cell/>
          <table:covered-table-cell table:style-name="ce22"/>
          <table:covered-table-cell table:style-name="ce42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55"/>
          <table:covered-table-cell table:style-name="ce63"/>
          <table:table-cell table:number-columns-repeated="1017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43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8"/>
          <table:table-cell table:number-columns-repeated="1017"/>
        </table:table-row>
        <table:table-row table:style-name="ro1" table:number-rows-repeated="5">
          <table:table-cell/>
          <table:table-cell table:style-name="ce8"/>
          <table:table-cell table:style-name="ce43"/>
          <table:table-cell table:style-name="ce49"/>
          <table:table-cell table:style-name="ce52"/>
          <table:table-cell table:style-name="ce43"/>
          <table:table-cell table:style-name="ce8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43"/>
          <table:table-cell table:style-name="ce49"/>
          <table:table-cell table:style-name="ce5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0:23:53.15093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1:17:42.613432799</meta:creation-date>
    <dc:date>2021-01-03T21:13:14.076501834</dc:date>
    <meta:editing-duration>P1DT1H32M54S</meta:editing-duration>
    <meta:editing-cycles>59</meta:editing-cycles>
    <meta:generator>LibreOffice/6.1.5.2$Linux_X86_64 LibreOffice_project/10$Build-2</meta:generator>
    <meta:document-statistic meta:table-count="1" meta:cell-count="71" meta:object-count="0"/>
  </office:meta>
</office:document-meta>
</file>